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SCommentAfter.PSCommentAf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SCommentAfter.getEle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SCommentAfter.PSCommentAfter( String cont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